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servaciones 08 de mayo de 2013</text:p>
      <text:p text:style-name="Standard">Tabla Productos</text:p>
      <text:list xml:id="list1086075181" text:style-name="L1">
        <text:list-item>
          <text:p text:style-name="P1">agregar un cambpo de medida en la tabla produtos alfanumerico de tamanio 10</text:p>
        </text:list-item>
        <text:list-item>
          <text:p text:style-name="P1">aro campo numerico</text:p>
        </text:list-item>
        <text:list-item>
          <text:p text:style-name="P1">PR alfanumerico de 10</text:p>
        </text:list-item>
        <text:list-item>
          <text:p text:style-name="P1">campo uso alfanumerico de 10</text:p>
        </text:list-item>
        <text:list-item>
          <text:p text:style-name="P1">distincion entre el precio de ciompra y el precio de venta en la tabkla de precios pro producto</text:p>
        </text:list-item>
      </text:list>
      <text:p text:style-name="Standard">tabla clientes</text:p>
      <text:list xml:id="list1062684793" text:style-name="L2">
        <text:list-item>
          <text:p text:style-name="P2">agregar campo email</text:p>
        </text:list-item>
        <text:list-item>
          <text:p text:style-name="P2">agregar cambio de aceite por cliente. Ultimo cambio y proximo cambio</text:p>
        </text:list-item>
        <text:list-item>
          <text:p text:style-name="P2">crear un tabla de servicios por cliente y tipo de servicios(guardar cuanto le costo y quien le hizo ese servicio)</text:p>
        </text:list-item>
        <text:list-item>
          <text:p text:style-name="P2">crear tabla de empleados y asignarlo a los servicios</text:p>
          <text:p text:style-name="P2"/>
          <text:p text:style-name="P2">tabla de creditos. </text:p>
        </text:list-item>
        <text:list-item>
          <text:p text:style-name="P2">Seleccionar un proveedor, ver todos los creditos del proveedor un campo que me diga si ya esta pagado, fecha de envio de mercaderia, <text:s/>numero de cuotas, fecha de la siguiente cuota a pagar.fecha <text:s/>de ultimo pago</text:p>
          <text:p text:style-name="P2">aniaddir tipo de moneda</text:p>
        </text:list-item>
      </text:list>
      <text:p text:style-name="Standard"/>
      <text:p text:style-name="Standard"><text:a xlink:type="simple" xlink:href="mailto:elmundodelosaros@hotmail.com">elmundodelosaros@hotmail.com</text:a></text:p>
      <text:p text:style-name="Standard"/>
      <text:p text:style-name="Standard">Fredy Penialosa</text:p>
      <text:list xml:id="list514049808" text:continue-numbering="true" text:style-name="L2">
        <text:list-header>
          <text:p text:style-name="P2"><text:s/></text:p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0:53:47</meta:creation-date>
    <dc:date>2013-05-08T11:41:10</dc:date>
    <meta:editing-duration>PT1M52S</meta:editing-duration>
    <meta:editing-cycles>1</meta:editing-cycles>
    <meta:document-statistic meta:table-count="0" meta:image-count="0" meta:object-count="0" meta:page-count="1" meta:paragraph-count="18" meta:word-count="155" meta:character-count="858" meta:non-whitespace-character-count="729"/>
    <meta:generator>LibreOffice/3.5$Linux_X86_64 LibreOffice_project/350m1$Build-2</meta:generator>
  </office:meta>
</office:document-meta>
</file>